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ource Sans Pro&quot;" svg:font-family="'&quot;Source Sans Pro&quot;'"/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Source Sans Pr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roof of purchase - lean canvas</text:p>
          </table:table-cell>
          <table:table-cell table:style-name="ce11" office:value-type="string" calcext:value-type="string">
            <text:p>Time horizon: 12 months/start of MVP.</text:p>
          </table:table-cell>
          <table:table-cell table:style-name="ce14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20"/>
          <table:table-cell table:style-name="ce14" table:number-columns-repeated="2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The problem</text:p>
          </table:table-cell>
          <table:table-cell table:style-name="ce3" office:value-type="string" calcext:value-type="string">
            <text:p>Our 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7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1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Many people who buy something at a store, don't keep the receipt as proof of purchase. </text:p>
            <text:p/>
            <text:p>This means that:</text:p>
            <text:p> - many products don't get returned when they should, or</text:p>
            <text:p> - can't be returned as there's no proof of which store the product was bought at, or</text:p>
            <text:p> - it takes a lot of effort for the service team to look up a past purchase while the purchases tries to look through their internet banking records (if they have access to them).</text:p>
          </table:table-cell>
          <table:table-cell table:style-name="ce4" office:value-type="string" calcext:value-type="string">
            <text:p>We will match an electronic payment to a purchase in the POS when it wasn't previously connected to maintain as much privacy and security as possible.</text:p>
            <text:p/>
            <text:p>This focus is not on the consumer to have the technology, but the retailer so there is accessibility beyond people who have smart phones.</text:p>
          </table:table-cell>
          <table:table-cell table:style-name="ce15" office:value-type="string" calcext:value-type="string" table:number-columns-spanned="2" table:number-rows-spanned="1">
            <text:p>Reduces the time needed to prove a purchase, both for on the consumer no longer needing to find a receipt ,and the retailer no longer having to look through their previous purchases.</text:p>
            <text:p/>
            <text:p>Not relying on a single payment method.</text:p>
            <text:p/>
            <text:p>Reduces the risk of receipt fraud for the merchant.</text:p>
            <text:p/>
            <text:p>Saves paper.</text:p>
          </table:table-cell>
          <table:covered-table-cell/>
          <table:table-cell table:style-name="ce9" office:value-type="string" calcext:value-type="string">
            <text:p>Past experience around proving purchase electronically.</text:p>
            <text:p/>
            <text:p>Learning from the past ventures from ourselves or others we are able to bring together a simple solution.</text:p>
          </table:table-cell>
          <table:table-cell table:style-name="ce4" office:value-type="string" calcext:value-type="string">
            <text:p>Retailers (online, and bricks and mortar).</text:p>
            <text:p/>
            <text:p>Consumers.</text:p>
            <text:p/>
            <text:p>Insurers.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4"/>
          <table:table-cell table:style-name="ce16" table:number-columns-spanned="2" table:number-rows-spanned="1"/>
          <table:covered-table-cell table:style-name="ce18"/>
          <table:table-cell table:style-name="ce4" table:number-columns-repeated="2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6" office:value-type="string" calcext:value-type="string" table:number-columns-spanned="2" table:number-rows-spanned="1">
            <text:p>High level concept</text:p>
          </table:table-cell>
          <table:covered-table-cell table:style-name="ce18"/>
          <table:table-cell table:style-name="ce3" office:value-type="string" calcext:value-type="string">
            <text:p>Channels</text:p>
          </table:table-cell>
          <table:table-cell table:style-name="ce6" office:value-type="string" calcext:value-type="string">
            <text:p>Early adopter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aypr by Paymark (recently closed).</text:p>
            <text:p/>
            <text:p>Briscoes Group (and others) who currently offer this using last four digits of card used for purchase. </text:p>
            <text:p/>
            <text:p>Many online retailer platforms such as Shopify.</text:p>
          </table:table-cell>
          <table:table-cell table:style-name="ce4" office:value-type="string" calcext:value-type="string">
            <text:p>Time saved. </text:p>
            <text:p/>
            <text:p>Accuracy of returns.</text:p>
            <text:p/>
            <text:p>Reduction of fraud.</text:p>
          </table:table-cell>
          <table:table-cell table:style-name="ce4" office:value-type="string" calcext:value-type="string" table:number-columns-spanned="2" table:number-rows-spanned="1">
            <text:p>Make product returns easy between consumers and retailers.</text:p>
            <text:p/>
            <text:p>There's a percentage of all the purchases made in NZ each day, that will be returned either within the next 24 hours, or the coming years. </text:p>
            <text:p/>
            <text:p>This timing also relies on the purchases keeping their receipt as proof of purchase.</text:p>
            <text:p/>
            <text:p> With this tool, purchasers don't need to keep their receipts. They can go to a shop any time, bring their product and the way they normally make payment, use those as proof purchase, and get their return sorted.</text:p>
          </table:table-cell>
          <table:covered-table-cell table:style-name="ce18"/>
          <table:table-cell table:style-name="ce4" office:value-type="string" calcext:value-type="string">
            <text:p>Retail NZ.</text:p>
            <text:p/>
            <text:p>Banks.</text:p>
            <text:p/>
            <text:p>Point of sale providers.</text:p>
          </table:table-cell>
          <table:table-cell table:style-name="ce4" office:value-type="string" calcext:value-type="string">
            <text:p>Retailers who tend to aim for the lower cost stock that tend to service a lot of broken products</text:p>
            <text:p/>
            <text:p>Consumers who purchase at these stores regularly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7" table:number-columns-repeated="2"/>
          <table:table-cell table:style-name="ce10" table:number-columns-spanned="2" table:number-rows-spanned="1"/>
          <table:covered-table-cell table:style-name="ce19"/>
          <table:table-cell table:style-name="ce7" table:number-columns-repeated="2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3" table:number-rows-spanned="1">
            <text:p>Cost structure</text:p>
          </table:table-cell>
          <table:covered-table-cell table:style-name="ce12"/>
          <table:covered-table-cell table:style-name="ce17"/>
          <table:table-cell table:style-name="ce3" office:value-type="string" calcext:value-type="string" table:number-columns-spanned="3" table:number-rows-spanned="1">
            <text:p>Revenue streams</text:p>
          </table:table-cell>
          <table:covered-table-cell table:style-name="ce12"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3" table:number-rows-spanned="1">
            <text:p>Complexity: 3.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A retailer would typically pay for a product like this with a base monthly access fee, graded to their required support levels, integration or transaction numbers.</text:p>
          </table:table-cell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3" table:number-rows-spanned="1">
            <text:p>Risk: 2.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Consumers could pay a small fee for the time saving, if they didn't keep their receipt.</text:p>
          </table:table-cell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3" table:number-rows-spanned="1">
            <text:p>Effort: 3.</text:p>
          </table:table-cell>
          <table:covered-table-cell table:number-columns-repeated="2"/>
          <table:table-cell table:style-name="ce9" table:number-columns-spanned="3" table:number-rows-spanned="1"/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3" table:number-rows-spanned="1">
            <text:p>Acquisition: 2.</text:p>
          </table:table-cell>
          <table:covered-table-cell/>
          <table:covered-table-cell table:style-name="ce18"/>
          <table:table-cell table:style-name="ce4" table:number-columns-spanned="3" table:number-rows-spanned="1"/>
          <table:covered-table-cell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10" table:number-columns-spanned="3" table:number-rows-spanned="1"/>
          <table:covered-table-cell table:style-name="ce13"/>
          <table:covered-table-cell table:style-name="ce19"/>
          <table:table-cell table:style-name="ce10" table:number-columns-spanned="3" table:number-rows-spanned="1"/>
          <table:covered-table-cell table:style-name="ce13"/>
          <table:covered-table-cell table:style-name="ce19"/>
          <table:table-cell table:style-name="ce2" table:number-columns-repeated="20"/>
          <table:table-cell table:number-columns-repeated="998"/>
        </table:table-row>
        <table:table-row table:style-name="ro1" table:number-rows-repeated="981">
          <table:table-cell table:style-name="ce2" table:number-columns-repeated="3"/>
          <table:table-cell table:style-name="ce5"/>
          <table:table-cell table:style-name="ce2" table:number-columns-repeated="22"/>
          <table:table-cell table:number-columns-repeated="998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ource Sans Pro&quot;" svg:font-family="'&quot;Source Sans Pro&quot;'"/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" meta:object-count="0"/>
    <meta:generator>LibreOfficeDev/5.1.0.3$Linux_X86_64 LibreOffice_project/</meta:generator>
  </office:meta>
</office:document-meta>
</file>